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0.1986in" table:align="left"/>
    </style:style>
    <style:style style:name="Table1.A" style:family="table-column">
      <style:table-column-properties style:column-width="0.1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965in" table:align="left"/>
    </style:style>
    <style:style style:name="Table2.A" style:family="table-column">
      <style:table-column-properties style:column-width="3.196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32pt" officeooo:rsid="0011fd40" officeooo:paragraph-rsid="0011fd40" style:font-size-asian="32pt" style:font-size-complex="32pt"/>
    </style:style>
    <style:style style:name="P2" style:family="paragraph" style:parent-style-name="Standard">
      <style:text-properties fo:font-size="12pt" officeooo:rsid="0011fd40" officeooo:paragraph-rsid="0011fd40" style:font-size-asian="10.5pt" style:font-size-complex="12pt"/>
    </style:style>
    <style:style style:name="P3" style:family="paragraph" style:parent-style-name="Standard">
      <style:text-properties fo:font-size="12pt" officeooo:rsid="0011fd40" officeooo:paragraph-rsid="001b1e8e" style:font-size-asian="10.5pt" style:font-size-complex="12pt"/>
    </style:style>
    <style:style style:name="P4" style:family="paragraph" style:parent-style-name="Standard">
      <style:text-properties fo:font-size="12pt" officeooo:rsid="001272ee" officeooo:paragraph-rsid="001272ee" style:font-size-asian="10.5pt" style:font-size-complex="12pt"/>
    </style:style>
    <style:style style:name="P5" style:family="paragraph" style:parent-style-name="Standard">
      <style:text-properties fo:font-size="12pt" officeooo:rsid="001272ee" officeooo:paragraph-rsid="0019d7b4" style:font-size-asian="10.5pt" style:font-size-complex="12pt"/>
    </style:style>
    <style:style style:name="P6" style:family="paragraph" style:parent-style-name="Standard">
      <style:text-properties fo:font-size="12pt" officeooo:rsid="001272ee" officeooo:paragraph-rsid="001b1e8e" style:font-size-asian="10.5pt" style:font-size-complex="12pt"/>
    </style:style>
    <style:style style:name="P7" style:family="paragraph" style:parent-style-name="Standard">
      <style:text-properties fo:font-size="12pt" officeooo:rsid="0013ebe4" officeooo:paragraph-rsid="0013ebe4" style:font-size-asian="10.5pt" style:font-size-complex="12pt"/>
    </style:style>
    <style:style style:name="P8" style:family="paragraph" style:parent-style-name="Standard">
      <style:text-properties fo:font-size="12pt" officeooo:rsid="0013ebe4" officeooo:paragraph-rsid="001b1e8e" style:font-size-asian="10.5pt" style:font-size-complex="12pt"/>
    </style:style>
    <style:style style:name="P9" style:family="paragraph" style:parent-style-name="Standard">
      <style:text-properties fo:font-size="12pt" officeooo:rsid="0016d3a3" officeooo:paragraph-rsid="0016d3a3" style:font-size-asian="10.5pt" style:font-size-complex="12pt"/>
    </style:style>
    <style:style style:name="P10" style:family="paragraph" style:parent-style-name="Standard">
      <style:text-properties fo:font-size="12pt" officeooo:rsid="0016d3a3" officeooo:paragraph-rsid="001b1e8e" style:font-size-asian="10.5pt" style:font-size-complex="12pt"/>
    </style:style>
    <style:style style:name="P11" style:family="paragraph" style:parent-style-name="Standard">
      <style:text-properties fo:font-size="12pt" officeooo:rsid="00193116" officeooo:paragraph-rsid="00193116" style:font-size-asian="10.5pt" style:font-size-complex="12pt"/>
    </style:style>
    <style:style style:name="P12" style:family="paragraph" style:parent-style-name="Standard">
      <style:text-properties fo:font-size="12pt" officeooo:rsid="00193116" officeooo:paragraph-rsid="001b1e8e" style:font-size-asian="10.5pt" style:font-size-complex="12pt"/>
    </style:style>
    <style:style style:name="P13" style:family="paragraph" style:parent-style-name="Standard">
      <style:text-properties fo:font-size="12pt" officeooo:rsid="001b1e8e" officeooo:paragraph-rsid="001b1e8e" style:font-size-asian="10.5pt" style:font-size-complex="12pt"/>
    </style:style>
    <style:style style:name="P14" style:family="paragraph" style:parent-style-name="Standard">
      <style:text-properties fo:font-size="12pt" officeooo:rsid="00193116" officeooo:paragraph-rsid="001b1e8e" style:font-size-asian="10.5pt" style:font-size-complex="12pt"/>
    </style:style>
    <style:style style:name="P15" style:family="paragraph" style:parent-style-name="Standard">
      <style:text-properties fo:font-size="12pt" officeooo:rsid="00193116" officeooo:paragraph-rsid="00275baa" style:font-size-asian="10.5pt" style:font-size-complex="12pt"/>
    </style:style>
    <style:style style:name="P16" style:family="paragraph" style:parent-style-name="Standard">
      <style:text-properties fo:font-size="12pt" officeooo:rsid="0016d3a3" officeooo:paragraph-rsid="001b1e8e" style:font-size-asian="10.5pt" style:font-size-complex="12pt"/>
    </style:style>
    <style:style style:name="P17" style:family="paragraph" style:parent-style-name="Standard">
      <style:text-properties fo:font-size="12pt" officeooo:rsid="0016d3a3" officeooo:paragraph-rsid="00275baa" style:font-size-asian="10.5pt" style:font-size-complex="12pt"/>
    </style:style>
    <style:style style:name="P18" style:family="paragraph" style:parent-style-name="Standard">
      <style:text-properties fo:font-size="12pt" officeooo:rsid="00275baa" officeooo:paragraph-rsid="00275baa" style:font-size-asian="10.5pt" style:font-size-complex="12pt"/>
    </style:style>
    <style:style style:name="P19" style:family="paragraph" style:parent-style-name="Standard">
      <style:text-properties fo:font-size="12pt" officeooo:rsid="0011fd40" officeooo:paragraph-rsid="00275baa" style:font-size-asian="10.5pt" style:font-size-complex="12pt"/>
    </style:style>
    <style:style style:name="P20" style:family="paragraph" style:parent-style-name="Standard">
      <style:text-properties fo:font-size="12pt" officeooo:rsid="001272ee" officeooo:paragraph-rsid="00275baa" style:font-size-asian="10.5pt" style:font-size-complex="12pt"/>
    </style:style>
    <style:style style:name="P21" style:family="paragraph" style:parent-style-name="Standard">
      <style:text-properties fo:font-size="12pt" officeooo:rsid="0013ebe4" officeooo:paragraph-rsid="00275baa" style:font-size-asian="10.5pt" style:font-size-complex="12pt"/>
    </style:style>
    <style:style style:name="P22" style:family="paragraph" style:parent-style-name="Standard">
      <style:text-properties fo:font-size="12pt" officeooo:rsid="002923a8" officeooo:paragraph-rsid="002923a8" style:font-size-asian="10.5pt" style:font-size-complex="12pt"/>
    </style:style>
    <style:style style:name="T1" style:family="text">
      <style:text-properties officeooo:rsid="00148e29"/>
    </style:style>
    <style:style style:name="T2" style:family="text">
      <style:text-properties officeooo:rsid="00193116"/>
    </style:style>
    <style:style style:name="T3" style:family="text">
      <style:text-properties officeooo:rsid="001a061a"/>
    </style:style>
    <style:style style:name="T4" style:family="text">
      <style:text-properties officeooo:rsid="001b1e8e"/>
    </style:style>
    <style:style style:name="T5" style:family="text">
      <style:text-properties officeooo:rsid="00275baa"/>
    </style:style>
    <style:style style:name="T6" style:family="text">
      <style:text-properties officeooo:rsid="0027a2c2"/>
    </style:style>
    <style:style style:name="T7" style:family="text">
      <style:text-properties officeooo:rsid="00288923"/>
    </style:style>
    <style:style style:name="T8" style:family="text">
      <style:text-properties officeooo:rsid="002c7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s/>Glasir API Documentation</text:p>
      <text:p text:style-name="P1"/>
      <text:p text:style-name="P2">1) User Model:</text:p>
      <text:p text:style-name="P2"/>
      <text:p text:style-name="P2">a) Signup:</text:p>
      <text:p text:style-name="P2"><text:s/>endpoint: <text:a xlink:type="simple" xlink:href="http://localhost:5000/api/v1/user/signup" text:style-name="Internet_20_link" text:visited-style-name="Visited_20_Internet_20_Link">http://localhost:5000/api/v1/user/signup</text:a></text:p>
      <text:p text:style-name="P2"><text:s/>fields: </text:p>
      <text:p text:style-name="P2">I) username*</text:p>
      <text:p text:style-name="P2">II) email*</text:p>
      <text:p text:style-name="P2">III) password*</text:p>
      <text:p text:style-name="P4">IV) role* (“client” , “freelancer”, “admin”)(only use client and freelancer for now)</text:p>
      <text:p text:style-name="P4"/>
      <text:p text:style-name="P4">Eg: request</text:p>
      <text:p text:style-name="P4">body = {</text:p>
      <text:p text:style-name="P4"><text:tab/>"username": "surajkarki55",</text:p>
      <text:p text:style-name="P4"><text:tab/>"email": "sk@gmail.com",</text:p>
      <text:p text:style-name="P4"><text:tab/>"password": "fuckyoubitch123",</text:p>
      <text:p text:style-name="P4"><text:tab/>"role": "freelancer"</text:p>
      <text:p text:style-name="P4">}</text:p>
      <text:p text:style-name="P7"><text:span text:style-name="T1">success-</text:span>response: {</text:p>
      <text:p text:style-name="P7"><text:s text:c="2"/><text:tab/>"status": "success",</text:p>
      <text:p text:style-name="P7"><text:s text:c="2"/><text:tab/>"data": {</text:p>
      <text:p text:style-name="P7"><text:s text:c="4"/><text:tab/><text:tab/>"message": "Account created successfully.Please check your email for verification."</text:p>
      <text:p text:style-name="P7"><text:s text:c="2"/><text:tab/>}</text:p>
      <text:p text:style-name="P7">}</text:p>
      <text:p text:style-name="P7"/>
      <text:p text:style-name="P9">failed-response: {</text:p>
      <text:p text:style-name="P9"><text:s text:c="2"/><text:tab/>"status": "failed",</text:p>
      <text:p text:style-name="P9"><text:s text:c="2"/><text:tab/><text:tab/>"data": {</text:p>
      <text:p text:style-name="P9"><text:s text:c="3"/><text:tab/><text:tab/><text:tab/> "error": "Email is already taken."</text:p>
      <text:p text:style-name="P9"><text:s text:c="2"/><text:tab/><text:tab/>}</text:p>
      <text:p text:style-name="P9">}</text:p>
      <text:p text:style-name="P11"/>
      <text:p text:style-name="P9"><text:span text:style-name="T2">failed-response: </text:span>{</text:p>
      <text:p text:style-name="P9"><text:s text:c="2"/>"status": "failed",</text:p>
      <text:p text:style-name="P9"><text:s text:c="2"/>"data": {</text:p>
      <text:p text:style-name="P9"><text:s text:c="4"/>"error": "Username is already taken."</text:p>
      <text:p text:style-name="P9"><text:s text:c="2"/>}</text:p>
      <text:p text:style-name="P9">}</text:p>
      <text:p text:style-name="P7"/>
      <text:p text:style-name="P5">Note: * means compulsary. Also show all types of errors in frontend.Like email already taken, <text:span text:style-name="T3">username already taken.</text:span></text:p>
      <text:p text:style-name="P5"/>
      <text:p text:style-name="P7"/>
      <text:p text:style-name="P4"/>
      <text:p text:style-name="P13"><text:soft-page-break/>b) Login:</text:p>
      <text:p text:style-name="P13"/>
      <text:p text:style-name="P3"><text:s/>endpoint: <text:s/><text:a xlink:type="simple" xlink:href="http://localhost:5000/api/v1/user/signup" text:style-name="Internet_20_link" text:visited-style-name="Visited_20_Internet_20_Link">http://localhost:5000/api/v1/user/</text:a><text:span text:style-name="T4">login</text:span></text:p>
      <text:p text:style-name="P3"><text:s/>fields: </text:p>
      <text:p text:style-name="P3">I) usernam<text:span text:style-name="T4">e or email*</text:span></text:p>
      <text:p text:style-name="P3">II) password*</text:p>
      <text:p text:style-name="P6"/>
      <text:p text:style-name="P6"/>
      <text:p text:style-name="P6">Eg: request</text:p>
      <text:p text:style-name="P6">body = {</text:p>
      <text:p text:style-name="P6"><text:tab/></text:p>
      <text:p text:style-name="P6"><text:tab/>"email": "suraj.karki500@gmail.com",</text:p>
      <text:p text:style-name="P6"><text:tab/>"password": "suraj123"</text:p>
      <text:p text:style-name="P6">}</text:p>
      <text:p text:style-name="P6"/>
      <text:p text:style-name="P8"><text:span text:style-name="T1">success-</text:span>response: {</text:p>
      <text:p text:style-name="P8"><text:s text:c="2"/>"status": "success",</text:p>
      <text:p text:style-name="P8"><text:s text:c="2"/>"data": {</text:p>
      <text:p text:style-name="P8"><text:s text:c="4"/>"message": "Login successful.",</text:p>
      <text:p text:style-name="P8"><text:s text:c="4"/>"accessToken": "eyJhbGciOiJIUzI1NiIsInR5cCI6IkpXVCJ9.eyJyb2xlIjoiY2xpZW50IiwiaXNBY3RpdmUiOmZhbHNlLCJpYXQiOjE2MTU3Mjg2MjUsImV4cCI6MTYxNTczMjIyNSwiYXVkIjoiNjA0M2I2MTE1YjcxNWVmYTdkN2I5M2Y4IiwiaXNzIjoicGlja3VycGFnZS5jb20ifQ.SwgPKAv_kTS72K-2NV6yCIvCIsLIT2QPfixVX1iSMAo",</text:p>
      <text:p text:style-name="P8"><text:s text:c="4"/>"refreshToken": "eyJhbGciOiJIUzI1NiIsInR5cCI6IkpXVCJ9.eyJyb2xlIjoiY2xpZW50IiwiaXNBY3RpdmUiOmZhbHNlLCJpYXQiOjE2MTU3Mjg2MjUsImV4cCI6MTYxNjMzMzQyNSwiYXVkIjoiNjA0M2I2MTE1YjcxNWVmYTdkN2I5M2Y4IiwiaXNzIjoicGlja3VycGFnZS5jb20ifQ.SPONLFIC_CEE0gqnbk6GrlrdrfscR1u_i6PQzmdsQkA"</text:p>
      <text:p text:style-name="P8"><text:s text:c="2"/>}</text:p>
      <text:p text:style-name="P8">}</text:p>
      <text:p text:style-name="P8"/>
      <text:p text:style-name="P8"/>
      <text:p text:style-name="P10">failed-response: {</text:p>
      <text:p text:style-name="P10"><text:s text:c="2"/>"status": "failed",</text:p>
      <text:p text:style-name="P10"><text:s text:c="2"/>"data": {</text:p>
      <text:p text:style-name="P10"><text:s text:c="4"/>"error": "Make sure your password is correct."</text:p>
      <text:p text:style-name="P10"><text:s text:c="2"/>}</text:p>
      <text:p text:style-name="P10">}</text:p>
      <text:p text:style-name="P12"/>
      <text:p text:style-name="P12">failed-response: {</text:p>
      <text:p text:style-name="P10"><text:s text:c="2"/>"status": "failed",</text:p>
      <text:p text:style-name="P10"><text:s text:c="2"/>"data": {</text:p>
      <text:p text:style-name="P10"><text:s text:c="4"/>"error": "Make sure your email is correct."</text:p>
      <text:p text:style-name="P10"><text:s text:c="2"/>}</text:p>
      <text:p text:style-name="P10">}</text:p>
      <text:p text:style-name="P10"/>
      <text:p text:style-name="P10"/>
      <text:p text:style-name="P10"/>
      <text:p text:style-name="P18"><text:soft-page-break/>c) Me</text:p>
      <text:p text:style-name="P18"/>
      <text:p text:style-name="P19">endpoint: <text:s/><text:a xlink:type="simple" xlink:href="http://localhost:5000/api/v1/common/me" text:style-name="Internet_20_link" text:visited-style-name="Visited_20_Internet_20_Link">http://localhost:5000/api/v1/</text:a><text:a xlink:type="simple" xlink:href="http://localhost:5000/api/v1/common/me" text:style-name="Internet_20_link" text:visited-style-name="Visited_20_Internet_20_Link"><text:span text:style-name="T5">common</text:span></text:a><text:a xlink:type="simple" xlink:href="http://localhost:5000/api/v1/common/me" text:style-name="Internet_20_link" text:visited-style-name="Visited_20_Internet_20_Link">/</text:a><text:a xlink:type="simple" xlink:href="http://localhost:5000/api/v1/common/me" text:style-name="Internet_20_link" text:visited-style-name="Visited_20_Internet_20_Link"><text:span text:style-name="T5">me</text:span></text:a><text:span text:style-name="T5"> </text:span><text:span text:style-name="T6">=&gt;POST</text:span></text:p>
      <text:p text:style-name="P19"><text:s/>fields: </text:p>
      <text:p text:style-name="P19">I) u<text:span text:style-name="T7">serId</text:span><text:span text:style-name="T4">*</text:span></text:p>
      <text:p text:style-name="P19"><text:s/></text:p>
      <text:p text:style-name="P22">Headers:</text:p>
      <text:p text:style-name="P22"/>
      <table:table table:name="Table1" table:style-name="Table1">
        <table:table-column table:style-name="Table1.A"/>
        <table:table-row table:style-name="TableLine94687884275888">
          <table:table-cell table:style-name="Table1.A1" office:value-type="string">
            <text:p text:style-name="Table_20_Contents"><text:bookmark text:name="LC16"/>{</text:p>
          </table:table-cell>
        </table:table-row>
      </table:table>
      <table:table table:name="Table2" table:style-name="Table2">
        <table:table-column table:style-name="Table2.A"/>
        <table:table-row table:style-name="TableLine94687881018720">
          <table:table-cell table:style-name="Table2.A1" office:value-type="string">
            <text:p text:style-name="Table_20_Contents"><text:bookmark text:name="LC17"/><text:s text:c="3"/>headers: { Authorization: `Bearer ${token}` },</text:p>
          </table:table-cell>
        </table:table-row>
        <table:table-row table:style-name="TableLine94687881018720">
          <table:table-cell table:style-name="Table2.A1" office:value-type="string">
            <text:p text:style-name="Table_20_Contents"/>
          </table:table-cell>
        </table:table-row>
      </table:table>
      <text:p text:style-name="Text_20_body">}</text:p>
      <text:p text:style-name="P22"/>
      <text:p text:style-name="P22"><text:tab/><text:tab/></text:p>
      <text:p text:style-name="P22"/>
      <text:p text:style-name="P20"/>
      <text:p text:style-name="P20"/>
      <text:p text:style-name="P20">Eg: request</text:p>
      <text:p text:style-name="P20">body = {</text:p>
      <text:p text:style-name="P20"><text:tab/></text:p>
      <text:p text:style-name="P20"><text:tab/></text:p>
      <text:p text:style-name="P20"><text:tab/>"userId": "6043b5635b715efa7d7b93f7"</text:p>
      <text:p text:style-name="P20"/>
      <text:p text:style-name="P20">}</text:p>
      <text:p text:style-name="P20"/>
      <text:p text:style-name="P21"><text:span text:style-name="T1">success-</text:span>response: {</text:p>
      <text:p text:style-name="P21"><text:s text:c="2"/>{</text:p>
      <text:p text:style-name="P21"><text:s text:c="2"/>"status": "success",</text:p>
      <text:p text:style-name="P21"><text:s text:c="2"/>"hasProfile": true,</text:p>
      <text:p text:style-name="P21"><text:s text:c="2"/>"isAuthenticated": true,</text:p>
      <text:p text:style-name="P21"><text:s text:c="2"/>"role": "client",</text:p>
      <text:p text:style-name="P21"><text:s text:c="2"/>"data": {</text:p>
      <text:p text:style-name="P21"><text:s text:c="4"/>"_id": "60d6052d7f3db9e01bb4ddb3",</text:p>
      <text:p text:style-name="P21"><text:s text:c="4"/>"firstName": "Suraj",</text:p>
      <text:p text:style-name="P21"><text:s text:c="4"/>"lastName": "Karki",</text:p>
      <text:p text:style-name="P21"><text:s text:c="4"/>"company": {</text:p>
      <text:p text:style-name="P21"><text:s text:c="6"/>"name": "Facebook"</text:p>
      <text:p text:style-name="P21"><text:s text:c="4"/>},</text:p>
      <text:p text:style-name="P21"><text:s text:c="4"/>"avatar": "6043b5635b715efa7d7b93f7_2021-06-25_30725298_2052233921732002_894234984418639872_o.jpg",</text:p>
      <text:p text:style-name="P21"><text:s text:c="4"/>"phone": {</text:p>
      <text:p text:style-name="P21"><text:s text:c="6"/>"phoneNumber": "+9779874637834",</text:p>
      <text:p text:style-name="P21"><text:s text:c="6"/>"isVerified": false</text:p>
      <text:p text:style-name="P21"><text:s text:c="4"/>},</text:p>
      <text:p text:style-name="P21"><text:s text:c="4"/>"location": {</text:p>
      <text:p text:style-name="P21"><text:s text:c="6"/>"country": "America"</text:p>
      <text:p text:style-name="P21"><text:soft-page-break/><text:s text:c="4"/>},</text:p>
      <text:p text:style-name="P21"><text:s text:c="4"/>"user": {</text:p>
      <text:p text:style-name="P21"><text:s text:c="6"/>"_id": "6043b5635b715efa7d7b93f7",</text:p>
      <text:p text:style-name="P21"><text:s text:c="6"/>"username": "suraj",</text:p>
      <text:p text:style-name="P21"><text:s text:c="6"/>"email": "suraj.karki500@protonmail.com",</text:p>
      <text:p text:style-name="P21"><text:s text:c="6"/>"role": "client",</text:p>
      <text:p text:style-name="P21"><text:s text:c="6"/>"isActive": true,</text:p>
      <text:p text:style-name="P21"><text:s text:c="6"/>"createdAt": "2021-03-06T17:01:23.746Z",</text:p>
      <text:p text:style-name="P21"><text:s text:c="6"/>"updatedAt": "2021-03-06T17:01:23.746Z"</text:p>
      <text:p text:style-name="P21"><text:s text:c="4"/>},</text:p>
      <text:p text:style-name="P21"><text:s text:c="4"/>"isVerified": false,</text:p>
      <text:p text:style-name="P21"><text:s text:c="4"/>"createdAt": "2021-06-25T16:32:45.354Z",</text:p>
      <text:p text:style-name="P21"><text:s text:c="4"/>"updatedAt": "2021-06-25T18:03:48.208Z"</text:p>
      <text:p text:style-name="P21"><text:s text:c="2"/>}</text:p>
      <text:p text:style-name="P21">}</text:p>
      <text:p text:style-name="P21">}</text:p>
      <text:p text:style-name="P21"/>
      <text:p text:style-name="P21"/>
      <text:p text:style-name="P17">failed-response: {</text:p>
      <text:p text:style-name="P17"><text:s/>{</text:p>
      <text:p text:style-name="P17"><text:s text:c="2"/>"status": "failed",</text:p>
      <text:p text:style-name="P17"><text:s text:c="2"/>"data": {</text:p>
      <text:p text:style-name="P17"><text:s text:c="4"/>"error": "Access denied: Only same user can do this action"</text:p>
      <text:p text:style-name="P17"><text:s text:c="2"/>}</text:p>
      <text:p text:style-name="P17">}</text:p>
      <text:p text:style-name="P17">}</text:p>
      <text:p text:style-name="P15"/>
      <text:p text:style-name="P15">failed-response: {</text:p>
      <text:p text:style-name="P17"><text:s text:c="2"/>"status": "failed",</text:p>
      <text:p text:style-name="P17"><text:s text:c="2"/>"data": {</text:p>
      <text:p text:style-name="P17"><text:s text:c="4"/>"error": “<text:span text:style-name="T8">Authentication failed</text:span>"</text:p>
      <text:p text:style-name="P17"><text:s text:c="2"/>}</text:p>
      <text:p text:style-name="P17">}</text:p>
      <text:p text:style-name="P17"/>
      <text:p text:style-name="P17"/>
      <text:p text:style-name="P17"/>
      <text:p text:style-name="P18"/>
      <text:p text:style-name="P8"/>
      <text:p text:style-name="P6">Note: * means compulsary. Also show all types of errors in frontend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8:59:37.239543945</meta:creation-date>
    <dc:date>2021-06-27T10:09:11.071854170</dc:date>
    <meta:editing-duration>PT27M32S</meta:editing-duration>
    <meta:editing-cycles>27</meta:editing-cycles>
    <meta:generator>LibreOffice/7.1.4.2$Linux_X86_64 LibreOffice_project/10$Build-2</meta:generator>
    <meta:document-statistic meta:table-count="2" meta:image-count="0" meta:object-count="0" meta:page-count="4" meta:paragraph-count="133" meta:word-count="303" meta:character-count="3189" meta:non-whitespace-character-count="2745"/>
  </office:meta>
</office:document-meta>
</file>